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64in"/>
    </style:style>
    <style:style style:name="co2" style:family="table-column">
      <style:table-column-properties fo:break-before="auto" style:column-width="6.75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99"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questions</text:p>
          </table:table-cell>
          <table:table-cell office:value-type="string">
            <text:p>answers</text:p>
          </table:table-cell>
        </table:table-row>
        <table:table-row table:style-name="ro2">
          <table:table-cell table:style-name="ce1" office:value-type="string">
            <text:p>кто вы, что за компания, расскажите о вас, чем занимаетесь, кто эта компания, опишите компанию, что вы делаете, чем занимается компания, вы кто, кто такие, ваша фирма, ваша компания</text:p>
          </table:table-cell>
          <table:table-cell office:value-type="string">
            <text:p>Мы специализируемся на обучении биржевой торговле на рынке Forex, сопровождении трейдеров и предоставлении услуг по пассивному доходу через копирование сделок. Наша цель — помочь клиентам зарабатывать на финансовых рынках уверенно и безопасно.</text:p>
          </table:table-cell>
        </table:table-row>
        <table:table-row table:style-name="ro3">
          <table:table-cell table:style-name="ce1" office:value-type="string">
            <text:p>обучение, курсы, как научиться, обучение форекс, обучение форэкс, forx обучение, forex обучение, тренинг, обучение трейдингу, уроки форекс, учиться торговать, школа форекс, курсы трейдинга, форекс курсы, форэкс курсы, forex training</text:p>
          </table:table-cell>
          <table:table-cell office:value-type="string">
            <text:p>Мы предлагаем авторскую программу обучения торговле на рынке Forex. Подходит для начинающих и продвинутых трейдеров. Включает теорию, практику и поддержку наставника. После обучения вы сможете присоединиться к нашему сообществу, чтобы получать торговые сигналы и торговать с поддержкой наставника. Подробнее об обучении: &lt;a href='<text:a xlink:href="https://ru.take-profit.pro/learn/">https://ru.take-profit.pro/learn/</text:a>'&gt;перейти на страницу обучения на сайте&lt;/a&gt;. </text:p>
          </table:table-cell>
        </table:table-row>
        <table:table-row table:style-name="ro4">
          <table:table-cell table:style-name="ce1" office:value-type="string">
            <text:p>сопровождение, помощь в торговле, поддержка трейдеров, консультации, ментор, наставник, помощь трейдеру, советы по торговле, торговые сигналы, трейдер помощь, поддержка, консалтинг форекс, сопровождение форекс</text:p>
          </table:table-cell>
          <table:table-cell table:style-name="ce2" office:value-type="string">
            <text:p>Мы предоставляем услугу сопровождения трейдеров. Анализ рынка и торговых ситуаций, рекомендации по стратегиям и риск-менеджменту, персональные консультации. Это помогает нашим клиентам торговать увереннее и избегать типичных ошибок. Подробнее: [ССЫЛКА НА СТРАНИЦУ СОПРОВОЖДЕНИЯ].</text:p>
          </table:table-cell>
        </table:table-row>
        <table:table-row table:style-name="ro4">
          <table:table-cell table:style-name="ce1" office:value-type="string">
            <text:p>пассивный доход, инвестировать, вложить деньги, пассивный заработок, копирование сделок, копировать сделки, автотрейдинг, торговля без участия, за меня торгуют, копи трейдинг, копитрейдинг, copy trading, copytrading, инвест пассив, пассив, подключить копирование</text:p>
          </table:table-cell>
          <table:table-cell office:value-type="string">
            <text:p>Мы предлагаем возможность получать пассивный доход через копирование наших сделок. Вы подключаетесь к системе копирования сделок, все сделки автоматически повторяются на вашем счёте. Вы получаете прибыль без необходимости самостоятельно анализировать рынок или торговать - &lt;a href='<text:a xlink:href="https://ru.take-profit.pro/copy-trading/">https://ru.take-profit.pro/copy-trading/</text:a>'&gt;подробнее на нашем сайте&lt;/a&gt;.</text:p>
          </table:table-cell>
        </table:table-row>
        <table:table-row table:style-name="ro2">
          <table:table-cell table:style-name="ce1" office:value-type="string">
            <text:p>цены, сколько стоит, тарифы, прайс, стоимость обучения, стоимость услуг, сколько платить, цена курса, платно ли, цена сопровождения, стоимость, прайс лист, цена</text:p>
          </table:table-cell>
          <table:table-cell office:value-type="string">
            <text:p>Курс “Торговая система Smart Money” доступен &lt;b&gt;бесплатно&lt;/b&gt;. Стоимость подписки на доступ к нашему сообществу (торговые сигналы, помощь наставника) определяется индивиуально – свяжитесь с нами.</text:p>
          </table:table-cell>
        </table:table-row>
        <table:table-row table:style-name="ro5">
          <table:table-cell table:style-name="ce1" office:value-type="string">
            <text:p>контакты, телефон, адрес, как связаться, email, почта, связь, где офис, номер телефона, telegram, whatsapp, контакт, контактные данные, сайт контакты</text:p>
          </table:table-cell>
          <table:table-cell office:value-type="string">
            <text:p>Связаться с нами можно по через этот чат, нажав в меню пункт “Связаться с нами”. Или через мессенджер WhatsUp – см. на &lt;a href=”https://ru.take-profit.pro/contacts/”&gt;нашем сайте&lt;/a&gt;.</text:p>
          </table:table-cell>
        </table:table-row>
        <table:table-row table:style-name="ro4">
          <table:table-cell table:style-name="ce1" office:value-type="string">
            <text:p>гарантия, риски, надежность, безопасность, мошенничество, риск потерь, гарантированная прибыль, опасно ли, безопасно ли, есть ли гарантия, риски торговли, без рисков</text:p>
          </table:table-cell>
          <table:table-cell office:value-type="string">
            <text:p>Форекс — это рынок с финансовыми рисками, поэтому мы всегда честно предупреждаем клиентов. Мы обучаем грамотному риск-менеджменту, в сопровождении помогаем принимать взвешенные решения, а в пассивном доходе через копирование сделок работаем с проверенными стратегиями. Наша цель — минимизировать риски и помочь вам стабильно зарабатывать.</text:p>
          </table:table-cell>
        </table:table-row>
        <table:table-row table:style-name="ro5">
          <table:table-cell table:style-name="ce1" office:value-type="string">
            <text:p>график, время работы, когда вы открыты, рабочие часы, во сколько открыты, когда принимать заявки, когда работает офис, расписание работы, график работы</text:p>
          </table:table-cell>
          <table:table-cell table:style-name="ce2" office:value-type="string">
            <text:p>Мы работаем по графику: 🕒 Пн–Пт: 10:00 – 19:00, ❌ Сб–Вс: выходной. Также вы можете написать нам в Telegram или WhatsApp в любое время — мы ответим при первой возможности.</text:p>
          </table:table-cell>
        </table:table-row>
        <table:table-row table:style-name="ro5">
          <table:table-cell table:style-name="ce1" office:value-type="string">
            <text:p>начало обучения, когда начинаются курсы, следующий поток, даты обучения, когда стартует обучение, старт курсов, ближайший курс, когда будет обучение</text:p>
          </table:table-cell>
          <table:table-cell office:value-type="string">
            <text:p>Даты начала обучения определяете Вы сами. Перейдите на страницу курса “Торговая система Smart Money”, зарегистрируйтесь на сайте и проходите ббоучение в удобном для Вас режиме.</text:p>
          </table:table-cell>
        </table:table-row>
        <table:table-row table:style-name="ro5">
          <table:table-cell table:style-name="ce1" office:value-type="string">
            <text:p>платно ли сопровождение, сколько стоит наставник, цена менторства, поддержка платная, стоимость сопровождения, цена сопровождения, стоимость поддержки</text:p>
          </table:table-cell>
          <table:table-cell office:value-type="string">
            <text:p>Сопровождение и консультации трейдеров предоставляются на платной основе. Свяжитесь с нами [ССЫЛКА].</text:p>
          </table:table-cell>
        </table:table-row>
        <table:table-row table:style-name="ro6">
          <table:table-cell table:style-name="ce1" office:value-type="string">
            <text:p>как подключиться к копированию сделок, как начать пассивный доход, копирование сделок как работает, подключение к автотрейдингу, подключить copy trading, как подключить копитрейдинг, подключение пассивного дохода</text:p>
          </table:table-cell>
          <table:table-cell office:value-type="string">
            <text:p>Подключиться к системе копирования сделок просто и безопасно. Ваши средства всегда будут находиться под Вашим контролем. Все сделки будут автоматически повторяться на вашем счёте. Подробнее Вы можете узнать, нажав на пункт меню “Пассивый доход (копи-трейдинг)”, или на &lt;a href='<text:a xlink:href="https://ru.take-profit.pro/copy-trading/">https://ru.take-profit.pro/copy-trading/</text:a>'&gt;нашем сайте&lt;/a&gt;.</text:p>
          </table:table-cell>
        </table:table-row>
        <table:table-row table:style-name="ro6" table:number-rows-repeated="1048563">
          <table:table-cell table:number-columns-repeated="2"/>
        </table:table-row>
        <table:table-row table:style-name="ro6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7">10/07/2025</text:date>, <text:time>01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7T01:01:36.25</dc:date>
    <dc:creator>S. H.</dc:creator>
    <meta:generator>OpenOffice/4.1.15$Win32 OpenOffice.org_project/4115m2$Build-9813</meta:generator>
    <meta:editing-duration>PT19M56S</meta:editing-duration>
    <meta:editing-cycles>2</meta:editing-cycles>
    <meta:document-statistic meta:table-count="1" meta:cell-count="24" meta:object-count="0"/>
  </office:meta>
</office:document-meta>
</file>